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00C0000000CF1031226.png" manifest:media-type="image/png"/>
  <manifest:file-entry manifest:full-path="Pictures/10000096000000EE000000EEEC304FFD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87cm" fo:padding-top="0cm" fo:padding-bottom="0cm" fo:padding-left="0.1cm" fo:padding-right="0.1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  <style:text-properties style:font-name="Roboto" fo:font-weight="bold" style:font-weight-asian="bold" style:font-weight-complex="bold"/>
    </style:style>
    <style:style style:name="P2" style:family="paragraph">
      <loext:graphic-properties draw:fill="none" draw:fill-color="#ffffff"/>
      <style:paragraph-properties fo:text-align="center"/>
      <style:text-properties style:font-name="Roboto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text-align="center"/>
    </style:style>
    <style:style style:name="T1" style:family="text">
      <style:text-properties style:font-name="Roboto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cm" svg:height="1.787cm" svg:x="3.005cm" svg:y="0.689cm">
          <draw:text-box>
            <text:p text:style-name="P1"><text:span text:style-name="T1">Nanopublications</text:span></text:p>
          </draw:text-box>
        </draw:frame>
        <draw:frame draw:style-name="gr2" draw:text-style-name="P3" draw:layer="layout" svg:width="2.5cm" svg:height="2.5cm" svg:x="0.25cm" svg:y="0.25cm">
          <draw:image xlink:href="Pictures/10000096000000EE000000EEEC304FFD.svg" xlink:type="simple" xlink:show="embed" xlink:actuate="onLoad" draw:mime-type="image/svg+xml">
            <text:p/>
          </draw:image>
          <draw:image xlink:href="Pictures/100000010000000C0000000CF1031226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bias Kuhn</meta:initial-creator>
    <meta:creation-date>2015-02-02T17:10:22.979354076</meta:creation-date>
    <dc:date>2024-02-05T16:08:26.129580483</dc:date>
    <dc:creator>Tobias Kuhn</dc:creator>
    <meta:editing-duration>PT18M11S</meta:editing-duration>
    <meta:editing-cycles>9</meta:editing-cycles>
    <meta:generator>LibreOffice/7.6.4.1$Linux_X86_64 LibreOffice_project/60$Build-1</meta:generator>
    <meta:document-statistic meta:object-count="2"/>
  </office:meta>
</office:document-meta>
</file>